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で、改めてお聞きしま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は魔力研究の対象としてわたくし達の
協力を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その研究成果の報酬として魔力
増強薬をわたくし達に提供していただ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理解でよろしかった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</text:p>
          </table:table-cell>
          <table:table-cell table:style-name="ce0" office:value-type="string">
            <text:p>Map404</text:p>
          </table:table-cell>
          <table:table-cell table:style-name="ce0"/>
          <table:table-cell table:style-name="ce0" office:value-type="string">
            <text:p>Yep!</text:p>
          </table:table-cell>
          <table:table-cell table:number-columns-repeated="1020"/>
        </table:table-row>
        <table:table-row>
          <table:table-cell table:style-name="ce0" office:value-type="string">
            <text:p>ていうか、薬自体の精製はほとんど完結
してる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生身の魔族の体で調整を重ねれば
完成する段階まで来てるよ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え。　人間にしては有能じゃ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取引は成立ってこと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魔力増強薬の効果が本物だとしたら、
　これはダジェルバージ家をおとしめる切り札に
　なりえますわ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して万が一、薬がおニセモノであれば
　さっさとこの研究館ごと潰してしまえば
　いいだけのこと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良いでしょう。　そのお話、乗りました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やるだけやってみよ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全会一致！　ありがと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早速だけど、実験室に移動するよ！
ついてきて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1T18:01:53+01:00</meta:creation-date>
    <dc:date>2020-02-01T18:01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